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7568" officeooo:paragraph-rsid="00157568"/>
    </style:style>
    <style:style style:name="P2" style:family="paragraph" style:parent-style-name="Standard">
      <style:text-properties officeooo:rsid="0015a6dd" officeooo:paragraph-rsid="0015a6dd"/>
    </style:style>
    <style:style style:name="P3" style:family="paragraph" style:parent-style-name="Standard">
      <style:text-properties officeooo:rsid="00174b41" officeooo:paragraph-rsid="00174b41"/>
    </style:style>
    <style:style style:name="P4" style:family="paragraph" style:parent-style-name="Standard">
      <style:text-properties officeooo:rsid="00174edd" officeooo:paragraph-rsid="00174edd"/>
    </style:style>
    <style:style style:name="P5" style:family="paragraph" style:parent-style-name="Standard">
      <style:text-properties officeooo:rsid="0017b761" officeooo:paragraph-rsid="001b3b7f"/>
    </style:style>
    <style:style style:name="P6" style:family="paragraph" style:parent-style-name="Standard">
      <style:text-properties officeooo:rsid="001b3b7f" officeooo:paragraph-rsid="001dab59"/>
    </style:style>
    <style:style style:name="P7" style:family="paragraph" style:parent-style-name="Standard">
      <style:text-properties officeooo:rsid="001f0ee7" officeooo:paragraph-rsid="001f0ee7"/>
    </style:style>
    <style:style style:name="P8" style:family="paragraph" style:parent-style-name="Standard">
      <style:text-properties officeooo:rsid="001f4560" officeooo:paragraph-rsid="001f4560"/>
    </style:style>
    <style:style style:name="P9" style:family="paragraph" style:parent-style-name="Standard">
      <style:text-properties officeooo:rsid="001b3b7f" officeooo:paragraph-rsid="001b3b7f"/>
    </style:style>
    <style:style style:name="P10" style:family="paragraph" style:parent-style-name="Standard">
      <style:text-properties officeooo:rsid="001dab59" officeooo:paragraph-rsid="001dab59"/>
    </style:style>
    <style:style style:name="P11" style:family="paragraph" style:parent-style-name="Standard">
      <style:text-properties officeooo:rsid="0015a6dd" officeooo:paragraph-rsid="00157568"/>
    </style:style>
    <style:style style:name="P12" style:family="paragraph" style:parent-style-name="Standard">
      <style:text-properties officeooo:rsid="0015a6dd" officeooo:paragraph-rsid="0020f5f6"/>
    </style:style>
    <style:style style:name="P13" style:family="paragraph" style:parent-style-name="Standard">
      <style:text-properties officeooo:rsid="00157568" officeooo:paragraph-rsid="00157568"/>
    </style:style>
    <style:style style:name="P14" style:family="paragraph" style:parent-style-name="Standard">
      <style:text-properties officeooo:rsid="00174b41" officeooo:paragraph-rsid="00174edd"/>
    </style:style>
    <style:style style:name="T1" style:family="text">
      <style:text-properties fo:font-style="italic" style:font-style-asian="italic" style:font-style-complex="italic"/>
    </style:style>
    <style:style style:name="T2" style:family="text">
      <style:text-properties officeooo:rsid="001b3b7f"/>
    </style:style>
    <style:style style:name="T3" style:family="text">
      <style:text-properties officeooo:rsid="001cbbe2"/>
    </style:style>
    <style:style style:name="T4" style:family="text">
      <style:text-properties officeooo:rsid="0020f5f6"/>
    </style:style>
    <style:style style:name="T5" style:family="text">
      <style:text-properties officeooo:rsid="0021794f"/>
    </style:style>
    <style:style style:name="T6" style:family="text">
      <style:text-properties officeooo:rsid="00226fa7"/>
    </style:style>
    <style:style style:name="T7" style:family="text">
      <style:text-properties officeooo:rsid="0022e7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ay I will be talking about the concept of <text:span text:style-name="T6">traditional rhythms generated via Euclidean algorithms</text:span> <text:span text:style-name="T6">(</text:span>Euclidean Rhythms<text:span text:style-name="T6">)</text:span> and <text:span text:style-name="T7">I will comment on </text:span>what does it imply to use them in technology-driven performative practice such as live coding. </text:p>
      <text:p text:style-name="P1"/>
      <text:p text:style-name="P12">The relationship between th<text:span text:style-name="T5">ese two</text:span> has been conceptualised <text:span text:style-name="T4">and</text:span> framed <text:span text:style-name="T4">by </text:span>Godfried Toussaint <text:span text:style-name="T4">based mainly in the old Euclidean algorithm but also in a newer version called the Bjorklund algorithm (in connection with nuclear physics experiments)</text:span>. The Euclidean algorithm is a logical formula (algorithm) that allow us to generate patterns distributed as evenly as possible.</text:p>
      <text:p text:style-name="P1"/>
      <text:p text:style-name="P1">Euclidean Rhythms must be understood more as a notation / conceptual device rather than a specific form <text:span text:style-name="T7">or</text:span> materiality. </text:p>
      <text:p text:style-name="P1"/>
      <text:p text:style-name="P1">For example, the Cuban <text:span text:style-name="T1">tresillo</text:span> is a traditional rhythm (bound to African musical practices) that can be notated in many ways:</text:p>
      <text:p text:style-name="P1"/>
      <text:p text:style-name="P1">[tab, score and euclidean]</text:p>
      <text:p text:style-name="P11"/>
      <text:p text:style-name="P2"/>
      <text:p text:style-name="P3">So imagine you have 8 parking spaces and 4 cars….</text:p>
      <text:p text:style-name="P3"/>
      <text:p text:style-name="P4">Lets see an online app thingy.</text:p>
      <text:p text:style-name="P4"/>
      <text:p text:style-name="P5">Live coding is interesting not only for its <text:span text:style-name="T2">many possibilities of </text:span>aesthetic output. <text:span text:style-name="T2">Moreover, live coding</text:span> is an ecology of ideas, politics and economies that allow artists <text:span text:style-name="T2">and programmers</text:span> to imagine new possible worlds. </text:p>
      <text:p text:style-name="P5"/>
      <text:p text:style-name="P9">Live coding allow us to think beyond authoritarian vanguardism (“high art music”) and <text:s/>the commodity-oriented, fantasy-inducing pop art. </text:p>
      <text:p text:style-name="P4"/>
      <text:p text:style-name="P6"><text:span text:style-name="T3">Rather naturally, </text:span>Live coding permits new economies for artists to circulate their ideas, <text:span text:style-name="T3">works and styles that tend towards the socialisation and liberation of intellectual property challenging fundamental aspects of current forms of capitalist societies. Nevertheless its hyperconnectivity and the amazing speed with which ideas, concepts and materials circulate has the bad habit of flattening the historical trajectories of particular people flattening their identities and erasing their bodies. </text:span></text:p>
      <text:p text:style-name="P6"/>
      <text:p text:style-name="P10">What I am proposing is to trace the bodies and historic trajectories of the so called Euclidean rhythms and signify them beyond the technical register in which they usually operate in live coding communities. </text:p>
      <text:p text:style-name="P6"/>
      <text:p text:style-name="P7">Case study:</text:p>
      <text:p text:style-name="P7"/>
      <text:p text:style-name="P7">Pérez Prado,</text:p>
      <text:p text:style-name="P7"/>
      <text:p text:style-name="P7"><text:a xlink:type="simple" xlink:href="https://www.youtube.com/watch?v=pBeB7rBdx2g" text:style-name="Internet_20_link" text:visited-style-name="Visited_20_Internet_20_Link">https://www.youtube.com/watch?v=pBeB7rBdx2g</text:a></text:p>
      <text:p text:style-name="P7"/>
      <text:p text:style-name="P8">Is it possible to use the Euclidean algorithm to analyse this music? What can we find out about his music and about the algorithms when we try this? Is our understanding of the music or the algorithm changed by this analysi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5:37:37.603477278</meta:creation-date>
    <dc:date>2019-12-05T11:31:04.675789201</dc:date>
    <meta:editing-duration>PT6M13S</meta:editing-duration>
    <meta:editing-cycles>2</meta:editing-cycles>
    <meta:generator>LibreOffice/6.0.7.3$Linux_X86_64 LibreOffice_project/00m0$Build-3</meta:generator>
    <meta:document-statistic meta:table-count="0" meta:image-count="0" meta:object-count="0" meta:page-count="1" meta:paragraph-count="15" meta:word-count="352" meta:character-count="2316" meta:non-whitespace-character-count="1972"/>
  </office:meta>
</office:document-meta>
</file>